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Dialogs/Standard/Dialog1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2ae1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3:28:46.791679307</meta:creation-date>
    <dc:date>2024-02-02T12:40:08.282297802</dc:date>
    <meta:editing-duration>P1DT3H2M48S</meta:editing-duration>
    <meta:editing-cycles>16</meta:editing-cycles>
    <meta:generator>LibreOffice/7.4.7.2$Linux_AARCH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Private oDialog as Variant ' private, module-wide variable
 
  Sub RunGraphicsWizard
      oDialog = createUnoDialog(DialogLibraries.Standard.Dialog1)
      oDialog.execute
  End Sub
 
  Sub CancelGraphicsDialog
      oDialog.endExecute()
  End Sub
 
  Sub BackGraphicsDialog
	  oDialog.Model.Step = 1
      oDialog.Model.Back.Enabled = false
      oDialog.Model.Next.Enabled = true
  End Sub
 
  Sub NextGraphicsDialog
      oDialog.Model.Step = 2
      oDialog.Model.Back.Enabled = true
      oDialog.Model.Next.Enabled = false
  End Sub
 
  Sub FinishGraphicsDialog
      Dim sGraphicURL as String, iAnchor as Long
      oDialog.endExecute()
      sFile = oDialog.Model.FileControl1.Text
      ' State = Selected corresponds to 1 in the API
      if oDialog.Model.AsCharacter.State = 1 then
          iAnchor = com.sun.star.text.TextContentAnchorType.AS_CHARACTER
      elseif oDialog.Model.AtParagraph.State = 1 then
          iAnchor = com.sun.star.text.TextContentAnchorType.AT_PARAGRAPH
      endif
      ' the File Selection control returns a system path, we have to transform it to a File URL
      ' We use the built-in Basic runtime function ConvertToURL for this purpose
      sGraphicURL = ConvertToURL(sFile)
      ' access the document model
      oDoc = ThisComponent
      ' get the Text service of the document
      oText = oDoc.getText()
      ' create an instance of a graphic object using the document service factory
      oGraphicObject = oDoc.createInstance("com.sun.star.text.GraphicObject")
      ' set the URL of the graphic
      oGraphicObject.GraphicURL = sGraphicURL
      oGraphicObject.AnchorType = iAnchor
      ' get the current cursor position in the GUI and create a text cursor from it
      oViewCursor = oDoc.getCurrentController().getViewCursor()
      oCursor = oText.createTextCursorByRange(oViewCursor.getStart())
      ' insert the graphical object at the beginning of the text
      oText.insertTextContent(oCursor.getStart(), oGraphicObject, false)
  End Sub
 
  Sub Main
      RunGraphicsWizard()
  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10" dlg:top="7" dlg:width="150" dlg:height="104" dlg:page="2" dlg:closeable="true" dlg:moveable="true">
  <dlg:bulletinboard>
    <dlg:filecontrol dlg:id="FileControl1" dlg:tab-index="1" dlg:left="35" dlg:top="26" dlg:width="96" dlg:height="16" dlg:page="1"/>
    <dlg:button dlg:id="CommandButton1" dlg:tab-index="2" dlg:left="112" dlg:top="79" dlg:width="35" dlg:height="16" dlg:value="cancel" dlg:button-type="cancel">
      <script:event script:event-name="on-performaction" script:macro-name="vnd.sun.star.script:Standard.Module1.CancelGraphicsDialog?language=Basic&amp;location=document" script:language="Script"/>
    </dlg:button>
    <dlg:button dlg:id="CommandButton2" dlg:tab-index="3" dlg:left="76" dlg:top="78" dlg:width="33" dlg:height="16" dlg:value="ok">
      <script:event script:event-name="on-performaction" script:macro-name="vnd.sun.star.script:Standard.Module1.FinishGraphicsDialog?language=Basic&amp;location=document" script:language="Script"/>
    </dlg:button>
    <dlg:text dlg:id="Label1" dlg:tab-index="5" dlg:left="53" dlg:top="5" dlg:width="95" dlg:height="9" dlg:page="1" dlg:value="select graphic file"/>
    <dlg:text dlg:id="Label2" dlg:tab-index="6" dlg:left="11" dlg:top="10" dlg:width="66" dlg:height="9" dlg:page="2" dlg:value="Anchor"/>
    <dlg:button dlg:id="Back" dlg:tab-index="0" dlg:left="11" dlg:top="79" dlg:width="32" dlg:height="16" dlg:value="before">
      <script:event script:event-name="on-performaction" script:macro-name="vnd.sun.star.script:Standard.Module1.BackGraphicsDialog?language=Basic&amp;location=document" script:language="Script"/>
    </dlg:button>
    <dlg:button dlg:id="Next" dlg:tab-index="4" dlg:left="47" dlg:top="79" dlg:width="24" dlg:height="17" dlg:value="next">
      <script:event script:event-name="on-performaction" script:macro-name="vnd.sun.star.script:Standard.Module1.NextGraphicsDialog?language=Basic&amp;location=document" script:language="Script"/>
    </dlg:button>
    <dlg:radiogroup>
      <dlg:radio dlg:id="AsCharacter" dlg:tab-index="8" dlg:left="11" dlg:top="32" dlg:width="74" dlg:height="9" dlg:page="2" dlg:value="As character"/>
      <dlg:radio dlg:id="AtParagraph" dlg:tab-index="7" dlg:left="11" dlg:top="46" dlg:width="74" dlg:height="10" dlg:page="2" dlg:value="As paragraph"/>
    </dlg:radiogroup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